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8.114cm" table:align="left"/>
    </style:style>
    <style:style style:name="Tabla1.A" style:family="table-column">
      <style:table-column-properties style:column-width="8.11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2.033cm" table:align="left"/>
    </style:style>
    <style:style style:name="Tabla2.A" style:family="table-column">
      <style:table-column-properties style:column-width="12.03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0.61cm" table:align="left"/>
    </style:style>
    <style:style style:name="Tabla3.A" style:family="table-column">
      <style:table-column-properties style:column-width="0.61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3.06cm" table:align="left"/>
    </style:style>
    <style:style style:name="Tabla4.A" style:family="table-column">
      <style:table-column-properties style:column-width="3.06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3.821cm" table:align="left"/>
    </style:style>
    <style:style style:name="Tabla5.A" style:family="table-column">
      <style:table-column-properties style:column-width="3.821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0.504cm" table:align="left"/>
    </style:style>
    <style:style style:name="Tabla6.A" style:family="table-column">
      <style:table-column-properties style:column-width="0.504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2.522cm" table:align="left"/>
    </style:style>
    <style:style style:name="Tabla7.A" style:family="table-column">
      <style:table-column-properties style:column-width="12.522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0.298cm" table:align="left"/>
    </style:style>
    <style:style style:name="Tabla8.A" style:family="table-column">
      <style:table-column-properties style:column-width="0.298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8.959cm" table:align="left"/>
    </style:style>
    <style:style style:name="Tabla9.A" style:family="table-column">
      <style:table-column-properties style:column-width="8.959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0.298cm" table:align="left"/>
    </style:style>
    <style:style style:name="Tabla10.A" style:family="table-column">
      <style:table-column-properties style:column-width="0.298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9.179cm" table:align="left"/>
    </style:style>
    <style:style style:name="Tabla11.A" style:family="table-column">
      <style:table-column-properties style:column-width="9.179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7.269cm" table:align="left"/>
    </style:style>
    <style:style style:name="Tabla12.A" style:family="table-column">
      <style:table-column-properties style:column-width="7.269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6.796cm" table:align="left"/>
    </style:style>
    <style:style style:name="Tabla13.A" style:family="table-column">
      <style:table-column-properties style:column-width="6.796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6.13cm" table:align="left"/>
    </style:style>
    <style:style style:name="Tabla14.A" style:family="table-column">
      <style:table-column-properties style:column-width="6.13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4.556cm" table:align="left"/>
    </style:style>
    <style:style style:name="Tabla15.A" style:family="table-column">
      <style:table-column-properties style:column-width="4.556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0.298cm" table:align="left"/>
    </style:style>
    <style:style style:name="Tabla16.A" style:family="table-column">
      <style:table-column-properties style:column-width="0.298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4.346cm" table:align="left"/>
    </style:style>
    <style:style style:name="Tabla17.A" style:family="table-column">
      <style:table-column-properties style:column-width="4.346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0.298cm" table:align="left"/>
    </style:style>
    <style:style style:name="Tabla18.A" style:family="table-column">
      <style:table-column-properties style:column-width="0.298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6.613cm" table:align="left"/>
    </style:style>
    <style:style style:name="Tabla19.A" style:family="table-column">
      <style:table-column-properties style:column-width="6.613cm"/>
    </style:style>
    <style:style style:name="Tabla19.A1" style:family="table-cell">
      <style:table-cell-properties style:vertical-align="middle" fo:padding="0.049cm" fo:border="none"/>
    </style:style>
    <style:style style:name="Tabla20" style:family="table">
      <style:table-properties style:width="5.937cm" table:align="left"/>
    </style:style>
    <style:style style:name="Tabla20.A" style:family="table-column">
      <style:table-column-properties style:column-width="5.937cm"/>
    </style:style>
    <style:style style:name="Tabla20.A1" style:family="table-cell">
      <style:table-cell-properties style:vertical-align="middle" fo:padding="0.049cm" fo:border="none"/>
    </style:style>
    <style:style style:name="Tabla21" style:family="table">
      <style:table-properties style:width="0.298cm" table:align="left"/>
    </style:style>
    <style:style style:name="Tabla21.A" style:family="table-column">
      <style:table-column-properties style:column-width="0.298cm"/>
    </style:style>
    <style:style style:name="Tabla21.A1" style:family="table-cell">
      <style:table-cell-properties style:vertical-align="middle" fo:padding="0.049cm" fo:border="none"/>
    </style:style>
    <style:style style:name="Tabla22" style:family="table">
      <style:table-properties style:width="4.357cm" table:align="left"/>
    </style:style>
    <style:style style:name="Tabla22.A" style:family="table-column">
      <style:table-column-properties style:column-width="4.357cm"/>
    </style:style>
    <style:style style:name="Tabla22.A1" style:family="table-cell">
      <style:table-cell-properties style:vertical-align="middle" fo:padding="0.049cm" fo:border="none"/>
    </style:style>
    <style:style style:name="Tabla23" style:family="table">
      <style:table-properties style:width="0.298cm" table:align="left"/>
    </style:style>
    <style:style style:name="Tabla23.A" style:family="table-column">
      <style:table-column-properties style:column-width="0.298cm"/>
    </style:style>
    <style:style style:name="Tabla23.A1" style:family="table-cell">
      <style:table-cell-properties style:vertical-align="middle" fo:padding="0.049cm" fo:border="none"/>
    </style:style>
    <style:style style:name="Tabla24" style:family="table">
      <style:table-properties style:width="5.048cm" table:align="left"/>
    </style:style>
    <style:style style:name="Tabla24.A" style:family="table-column">
      <style:table-column-properties style:column-width="5.048cm"/>
    </style:style>
    <style:style style:name="Tabla24.A1" style:family="table-cell">
      <style:table-cell-properties style:vertical-align="middle" fo:padding="0.049cm" fo:border="none"/>
    </style:style>
    <style:style style:name="Tabla25" style:family="table">
      <style:table-properties style:width="3.212cm" table:align="left"/>
    </style:style>
    <style:style style:name="Tabla25.A" style:family="table-column">
      <style:table-column-properties style:column-width="3.212cm"/>
    </style:style>
    <style:style style:name="Tabla2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0f69eb" officeooo:paragraph-rsid="000f69eb"/>
    </style:style>
    <style:style style:name="P2" style:family="paragraph" style:parent-style-name="Standard">
      <style:paragraph-properties fo:text-align="justify" style:justify-single-word="false"/>
      <style:text-properties officeooo:rsid="000f69eb" officeooo:paragraph-rsid="000f69eb"/>
    </style:style>
    <style:style style:name="P3" style:family="paragraph" style:parent-style-name="Standard">
      <style:paragraph-properties fo:text-align="justify" style:justify-single-word="false"/>
      <style:text-properties fo:font-size="10pt" officeooo:rsid="000f69eb" officeooo:paragraph-rsid="000f69eb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CRIPT</text:p>
      <text:p text:style-name="P1"/>
      <text:p text:style-name="P2">Script en python para desencriptar un PDF:</text:p>
      <text:p text:style-name="P2"/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<text:bookmark text:name="file-decrypt_pdf-py-LC1"/># Decrypt password-protected PDF in Python.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5"><text:bookmark text:name="file-decrypt_pdf-py-LC2"/># cleaned-up version of http://stackoverflow.com/a/26537710/329263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bookmark text:name="file-decrypt_pdf-py-LC3"/># </text:p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P5"><text:bookmark text:name="file-decrypt_pdf-py-LC4"/># Requirements:</text:p>
          </table:table-cell>
        </table:table-row>
      </table:table>
      <table:table table:name="Tabla5" table:style-name="Tabla5">
        <table:table-column table:style-name="Tabla5.A"/>
        <table:table-row>
          <table:table-cell table:style-name="Tabla5.A1" office:value-type="string">
            <text:p text:style-name="P5"><text:bookmark text:name="file-decrypt_pdf-py-LC5"/># pip install PyPDF2</text:p>
          </table:table-cell>
        </table:table-row>
      </table:table>
      <table:table table:name="Tabla6" table:style-name="Tabla6">
        <table:table-column table:style-name="Tabla6.A"/>
        <table:table-row>
          <table:table-cell table:style-name="Tabla6.A1" office:value-type="string">
            <text:p text:style-name="P5"><text:bookmark text:name="file-decrypt_pdf-py-LC6"/>#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5"><text:bookmark text:name="file-decrypt_pdf-py-LC7"/># Usage: decrypt_pdf('encrypted.pdf', 'decrypted.pdf', 'secret_password')</text:p>
          </table:table-cell>
        </table:table-row>
      </table:table>
      <table:table table:name="Tabla8" table:style-name="Tabla8">
        <table:table-column table:style-name="Tabla8.A"/>
        <table:table-row>
          <table:table-cell table:style-name="Tabla8.A1" office:value-type="string">
            <text:p text:style-name="P5"><text:bookmark text:name="file-decrypt_pdf-py-LC8"/></text:p>
          </table:table-cell>
        </table:table-row>
      </table:table>
      <table:table table:name="Tabla9" table:style-name="Tabla9">
        <table:table-column table:style-name="Tabla9.A"/>
        <table:table-row>
          <table:table-cell table:style-name="Tabla9.A1" office:value-type="string">
            <text:p text:style-name="P5"><text:bookmark text:name="file-decrypt_pdf-py-LC9"/>from PyPDF2 import PdfFileReader, PdfFileWriter</text:p>
          </table:table-cell>
        </table:table-row>
      </table:table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"><text:bookmark text:name="file-decrypt_pdf-py-LC10"/></text:p>
          </table:table-cell>
        </table:table-row>
      </table:table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"><text:bookmark text:name="file-decrypt_pdf-py-LC11"/>def decrypt_pdf(input_path, output_path, password):</text:p>
          </table:table-cell>
        </table:table-row>
      </table:table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"><text:bookmark text:name="file-decrypt_pdf-py-LC12"/>with open(input_path, 'rb') as input_file, \</text:p>
          </table:table-cell>
        </table:table-row>
      </table:table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"><text:bookmark text:name="file-decrypt_pdf-py-LC13"/>open(output_path, 'wb') as output_file:</text:p>
          </table:table-cell>
        </table:table-row>
      </table:table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"><text:bookmark text:name="file-decrypt_pdf-py-LC14"/>reader = PdfFileReader(input_file)</text:p>
          </table:table-cell>
        </table:table-row>
      </table:table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"><text:bookmark text:name="file-decrypt_pdf-py-LC15"/>reader.decrypt(password)</text:p>
          </table:table-cell>
        </table:table-row>
      </table:table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"><text:bookmark text:name="file-decrypt_pdf-py-LC16"/></text:p>
          </table:table-cell>
        </table:table-row>
      </table:table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"><text:bookmark text:name="file-decrypt_pdf-py-LC17"/>writer = PdfFileWriter()</text:p>
          </table:table-cell>
        </table:table-row>
      </table:table>
      <table:table table:name="Tabla18" table:style-name="Tabla18">
        <table:table-column table:style-name="Tabla18.A"/>
        <table:table-row>
          <table:table-cell table:style-name="Tabla18.A1" office:value-type="string">
            <text:p text:style-name="P5"><text:bookmark text:name="file-decrypt_pdf-py-LC18"/></text:p>
          </table:table-cell>
        </table:table-row>
      </table:table>
      <table:table table:name="Tabla19" table:style-name="Tabla19">
        <table:table-column table:style-name="Tabla19.A"/>
        <table:table-row>
          <table:table-cell table:style-name="Tabla19.A1" office:value-type="string">
            <text:p text:style-name="P5"><text:bookmark text:name="file-decrypt_pdf-py-LC19"/>for i in range(reader.getNumPages()):</text:p>
          </table:table-cell>
        </table:table-row>
      </table:table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"><text:bookmark text:name="file-decrypt_pdf-py-LC20"/>writer.addPage(reader.getPage(i))</text:p>
          </table:table-cell>
        </table:table-row>
      </table:table>
      <table:table table:name="Tabla21" table:style-name="Tabla21">
        <table:table-column table:style-name="Tabla21.A"/>
        <table:table-row>
          <table:table-cell table:style-name="Tabla21.A1" office:value-type="string">
            <text:p text:style-name="P5"><text:bookmark text:name="file-decrypt_pdf-py-LC21"/></text:p>
          </table:table-cell>
        </table:table-row>
      </table:table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"><text:bookmark text:name="file-decrypt_pdf-py-LC22"/>writer.write(output_file)</text:p>
          </table:table-cell>
        </table:table-row>
      </table:table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"><text:bookmark text:name="file-decrypt_pdf-py-LC23"/></text:p>
          </table:table-cell>
        </table:table-row>
      </table:table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"><text:bookmark text:name="file-decrypt_pdf-py-LC24"/>if __name__ == '__main__':</text:p>
          </table:table-cell>
        </table:table-row>
      </table:table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"><text:bookmark text:name="file-decrypt_pdf-py-LC25"/># example usage:</text:p>
          </table:table-cell>
        </table:table-row>
      </table:table>
      <text:p text:style-name="P4">decrypt_pdf('encrypted.pdf', 'decrypted.pdf', 'secret_password')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8:34:09.734640700</meta:creation-date>
    <dc:date>2019-03-09T18:35:45.844095302</dc:date>
    <meta:editing-duration>PT1M41S</meta:editing-duration>
    <meta:editing-cycles>1</meta:editing-cycles>
    <meta:document-statistic meta:table-count="25" meta:image-count="0" meta:object-count="0" meta:page-count="1" meta:paragraph-count="22" meta:word-count="74" meta:character-count="732" meta:non-whitespace-character-count="679"/>
    <meta:generator>LibreOffice/5.2.7.2$Linux_X86_64 LibreOffice_project/20m0$Build-2</meta:generator>
  </office:meta>
</office:document-meta>
</file>